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b81f3" officeooo:paragraph-rsid="001b81f3"/>
    </style:style>
    <style:style style:name="P3" style:family="paragraph" style:parent-style-name="Standard">
      <style:paragraph-properties fo:break-before="page"/>
      <style:text-properties officeooo:rsid="001b81f3" officeooo:paragraph-rsid="001b81f3"/>
    </style:style>
    <style:style style:name="P4" style:family="paragraph" style:parent-style-name="Standard">
      <style:text-properties officeooo:rsid="001c62e3" officeooo:paragraph-rsid="001c62e3"/>
    </style:style>
    <style:style style:name="P5" style:family="paragraph" style:parent-style-name="Standard">
      <style:paragraph-properties fo:text-align="justify" style:justify-single-word="false"/>
      <style:text-properties officeooo:rsid="001c62e3" officeooo:paragraph-rsid="001c62e3"/>
    </style:style>
    <style:style style:name="P6" style:family="paragraph" style:parent-style-name="Standard">
      <style:text-properties officeooo:rsid="001f2f1c" officeooo:paragraph-rsid="001f2f1c"/>
    </style:style>
    <style:style style:name="P7" style:family="paragraph" style:parent-style-name="Text_20_body">
      <style:text-properties officeooo:rsid="001f2f1c" officeooo:paragraph-rsid="001f2f1c"/>
    </style:style>
    <style:style style:name="P8" style:family="paragraph" style:parent-style-name="Standard">
      <style:text-properties officeooo:rsid="001f57ac" officeooo:paragraph-rsid="001f57ac"/>
    </style:style>
    <style:style style:name="P9" style:family="paragraph" style:parent-style-name="Standard">
      <style:paragraph-properties fo:text-align="justify" style:justify-single-word="false"/>
      <style:text-properties officeooo:rsid="001f57ac" officeooo:paragraph-rsid="001f57ac"/>
    </style:style>
    <style:style style:name="P10" style:family="paragraph" style:parent-style-name="Text_20_body">
      <style:paragraph-properties fo:text-align="center" style:justify-single-word="false"/>
      <style:text-properties fo:font-weight="bold" officeooo:rsid="001f57ac" officeooo:paragraph-rsid="001f57ac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officeooo:rsid="0020636e" officeooo:paragraph-rsid="0020636e"/>
    </style:style>
    <style:style style:name="P12" style:family="paragraph" style:parent-style-name="Text_20_body">
      <style:paragraph-properties fo:text-align="justify" style:justify-single-word="false"/>
      <style:text-properties officeooo:rsid="0028a207" officeooo:paragraph-rsid="0028a207"/>
    </style:style>
    <style:style style:name="P13" style:family="paragraph" style:parent-style-name="Text_20_body">
      <style:paragraph-properties fo:text-align="justify" style:justify-single-word="false"/>
      <style:text-properties officeooo:rsid="00295188" officeooo:paragraph-rsid="00295188"/>
    </style:style>
    <style:style style:name="P14" style:family="paragraph" style:parent-style-name="Text_20_body" style:list-style-name="L1">
      <style:paragraph-properties fo:text-align="justify" style:justify-single-word="false"/>
      <style:text-properties officeooo:rsid="0020636e" officeooo:paragraph-rsid="0020636e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28a207" officeooo:paragraph-rsid="0028a207"/>
    </style:style>
    <style:style style:name="P16" style:family="paragraph" style:parent-style-name="Text_20_body">
      <style:paragraph-properties fo:break-before="page"/>
    </style:style>
    <style:style style:name="P17" style:family="paragraph">
      <loext:graphic-properties draw:fill="solid" draw:fill-color="#3465a4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3465a4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ccccc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dde8cb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ccccc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dde8cb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14f3"/>
    </style:style>
    <style:style style:name="T2" style:family="text">
      <style:text-properties officeooo:rsid="0020636e"/>
    </style:style>
    <style:style style:name="T3" style:family="text">
      <style:text-properties officeooo:rsid="0021bb96"/>
    </style:style>
    <style:style style:name="T4" style:family="text">
      <style:text-properties officeooo:rsid="0026051a"/>
    </style:style>
    <style:style style:name="T5" style:family="text">
      <style:text-properties officeooo:rsid="002b1259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Bitstream Vera Sans" style:font-size-asian="8pt" style:font-style-asian="normal" style:font-weight-asian="normal" style:font-name-complex="Droid Sans Devanaga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0634in" fo:min-width="0.395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0634in" fo:min-width="0.395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0634in" fo:min-width="0.395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0634in" fo:min-width="0.395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0634in" fo:min-width="0.395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.0209in" svg:stroke-color="#3465a4" draw:marker-start="" draw:marker-start-width="0.1098in" draw:marker-start-center="false" draw:marker-end="Arrowheads_20_3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.0209in" svg:stroke-color="#3465a4" draw:marker-start="" draw:marker-start-width="0.1098in" draw:marker-start-center="false" draw:marker-end="Arrowheads_20_3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.0209in" svg:stroke-color="#3465a4" draw:marker-start="" draw:marker-start-width="0.1098in" draw:marker-start-center="false" draw:marker-end="Arrowheads_20_3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.0209in" svg:stroke-color="#3465a4" draw:marker-start="" draw:marker-start-width="0.1098in" draw:marker-start-center="false" draw:marker-end="Arrowheads_20_3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3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.0209in" svg:stroke-color="#3465a4" draw:marker-start="" draw:marker-start-width="0.1098in" draw:marker-start-center="false" draw:marker-end="Arrowheads_20_3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4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0626in" fo:min-width="0.395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1189in" fo:min-width="0.019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89in" fo:min-width="0.0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89in" fo:min-width="0.020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1189in" fo:min-width="0.0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1819in" fo:min-width="0.83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1189in" fo:min-width="0.0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89in" fo:min-width="0.0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89in" fo:min-width="0.019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1189in" fo:min-width="0.0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1819in" fo:min-width="0.832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1181in" fo:min-width="0.020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81in" fo:min-width="0.019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81in" fo:min-width="0.021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1181in" fo:min-width="0.020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1819in" fo:min-width="0.832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1181in" fo:min-width="0.019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81in" fo:min-width="0.0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81in" fo:min-width="0.020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1181in" fo:min-width="0.0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1819in" fo:min-width="0.83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1181in" fo:min-width="0.0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81in" fo:min-width="0.0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81in" fo:min-width="0.019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1181in" fo:min-width="0.0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1819in" fo:min-width="0.832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1181in" fo:min-width="0.019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81in" fo:min-width="0.019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81in" fo:min-width="0.0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1181in" fo:min-width="0.019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1819in" fo:min-width="0.832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" style:family="graphic">
      <style:graphic-properties draw:stroke="solid" svg:stroke-width="0.0209in" svg:stroke-color="#3465a4" draw:marker-start="" draw:marker-start-width="0.1098in" draw:marker-start-center="false" draw:marker-end="Arrowheads_20_3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80" style:family="graphic">
      <style:graphic-properties draw:stroke="solid" svg:stroke-width="0.0209in" svg:stroke-color="#3465a4" draw:marker-start="" draw:marker-start-width="0.1098in" draw:marker-start-center="false" draw:marker-end="Arrowheads_20_3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81" style:family="graphic">
      <style:graphic-properties draw:stroke="solid" svg:stroke-width="0.0209in" svg:stroke-color="#3465a4" draw:marker-start="" draw:marker-start-width="0.1098in" draw:marker-start-center="false" draw:marker-end="Arrowheads_20_3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82" style:family="graphic">
      <style:graphic-properties draw:stroke="solid" svg:stroke-width="0.0209in" svg:stroke-color="#3465a4" draw:marker-start="" draw:marker-start-width="0.1098in" draw:marker-start-center="false" draw:marker-end="Arrowheads_20_3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8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.007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.005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in" fo:min-width="0.005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in" fo:min-width="0.007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.007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.007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in" fo:min-width="0.007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in" fo:min-width="0.007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.006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.007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in" fo:min-width="0.007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in" fo:min-width="0.007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" style:family="graphic">
      <style:graphic-properties draw:stroke="solid" svg:stroke-width="0.0209in" svg:stroke-color="#3465a4" draw:marker-start="" draw:marker-start-width="0.1098in" draw:marker-start-center="false" draw:marker-end="Arrowheads_20_3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9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.007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.007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in" fo:min-width="0.007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e8cb" draw:textarea-horizontal-align="justify" draw:textarea-vertical-align="middle" draw:auto-grow-height="false" fo:min-height="0in" fo:min-width="0.007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" style:family="graphic">
      <style:graphic-properties draw:stroke="solid" svg:stroke-width="0.0209in" svg:stroke-color="#3465a4" draw:marker-start="" draw:marker-start-width="0.1098in" draw:marker-start-center="false" draw:marker-end="Arrowheads_20_3" draw:marker-end-width="0.1492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10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1181in" fo:min-width="0.0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81in" fo:min-width="0.0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81in" fo:min-width="0.0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1181in" fo:min-width="0.02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1811in" fo:min-width="0.83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465a4" draw:textarea-horizontal-align="justify" draw:textarea-vertical-align="middle" draw:auto-grow-height="false" fo:min-height="0.026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moryTree</text:p>
      <text:p text:style-name="P10">v1</text:p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6_2991234216" text:style-name="Index_20_Link" text:visited-style-name="Index_20_Link">1 Introduction<text:tab/>1</text:a></text:p>
          <text:p text:style-name="P1"><text:a xlink:type="simple" xlink:href="#__RefHeading___Toc108_2991234216" text:style-name="Index_20_Link" text:visited-style-name="Index_20_Link">2 Design<text:tab/>1</text:a></text:p>
          <text:p text:style-name="P1"><text:a xlink:type="simple" xlink:href="#__RefHeading___Toc110_2991234216" text:style-name="Index_20_Link" text:visited-style-name="Index_20_Link">3 Implementation<text:tab/>1</text:a></text:p>
        </text:index-body>
      </text:table-of-content>
      <text:p text:style-name="Text_20_body"/>
      <text:p text:style-name="Text_20_body"/>
      <text:p text:style-name="P2"/>
      <text:p text:style-name="P3"/>
      <text:h text:style-name="Heading_20_1" text:outline-level="1"><text:bookmark-start text:name="__RefHeading___Toc106_2991234216"/>Introduction<text:bookmark-end text:name="__RefHeading___Toc106_2991234216"/></text:h>
      <text:p text:style-name="P5">This document presents the MemoryTree class that stores a tree of memory addresses.</text:p>
      <text:p text:style-name="P5"/>
      <text:p text:style-name="P9">For instance, this class can be used for storing an array that is not continuous in memory, but only continuous “by blocks” <text:span text:style-name="T1">like in the following schema (blue parts); </text:span><text:span text:style-name="T2">in this example, the address of each blue part is a leaf of the MemoryTree structure.</text:span></text:p>
      <text:p text:style-name="P9"/>
      <text:p text:style-name="P8"><draw:g text:anchor-type="paragraph" draw:z-index="0" draw:name="Group object 1" draw:style-name="gr106"><draw:custom-shape draw:style-name="gr107" draw:text-style-name="P18" svg:width="0.1252in" svg:height="0.1252in" svg:x="0in" svg:y="0in"><text:p/><draw:enhanced-geometry svg:viewBox="0 0 21600 21600" draw:type="rectangle" draw:enhanced-path="M 0 0 L 21600 0 21600 21600 0 21600 0 0 Z N"/></draw:custom-shape><draw:custom-shape draw:style-name="gr107" draw:text-style-name="P18" svg:width="0.126in" svg:height="0.1252in" svg:x="0.1398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0.2799in" svg:y="0in"><text:p/><draw:enhanced-geometry svg:viewBox="0 0 21600 21600" draw:type="rectangle" draw:enhanced-path="M 0 0 L 21600 0 21600 21600 0 21600 0 0 Z N"/></draw:custom-shape><draw:custom-shape draw:style-name="gr107" draw:text-style-name="P18" svg:width="0.126in" svg:height="0.1252in" svg:x="0.4193in" svg:y="0in"><text:p/><draw:enhanced-geometry svg:viewBox="0 0 21600 21600" draw:type="rectangle" draw:enhanced-path="M 0 0 L 21600 0 21600 21600 0 21600 0 0 Z N"/></draw:custom-shape><draw:custom-shape draw:style-name="gr107" draw:text-style-name="P18" svg:width="0.126in" svg:height="0.1252in" svg:x="0.5598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0.7in" svg:y="0in"><text:p/><draw:enhanced-geometry svg:viewBox="0 0 21600 21600" draw:type="rectangle" draw:enhanced-path="M 0 0 L 21600 0 21600 21600 0 21600 0 0 Z N"/></draw:custom-shape><draw:custom-shape draw:style-name="gr107" draw:text-style-name="P18" svg:width="0.126in" svg:height="0.1252in" svg:x="0.8398in" svg:y="0in"><text:p/><draw:enhanced-geometry svg:viewBox="0 0 21600 21600" draw:type="rectangle" draw:enhanced-path="M 0 0 L 21600 0 21600 21600 0 21600 0 0 Z N"/></draw:custom-shape><draw:custom-shape draw:style-name="gr108" draw:text-style-name="P17" svg:width="0.126in" svg:height="0.1252in" svg:x="0.9799in" svg:y="0in"><text:p/><draw:enhanced-geometry svg:viewBox="0 0 21600 21600" draw:type="rectangle" draw:enhanced-path="M 0 0 L 21600 0 21600 21600 0 21600 0 0 Z N"/></draw:custom-shape><draw:custom-shape draw:style-name="gr108" draw:text-style-name="P17" svg:width="0.1252in" svg:height="0.1252in" svg:x="1.1236in" svg:y="0in"><text:p/><draw:enhanced-geometry svg:viewBox="0 0 21600 21600" draw:type="rectangle" draw:enhanced-path="M 0 0 L 21600 0 21600 21600 0 21600 0 0 Z N"/></draw:custom-shape><draw:custom-shape draw:style-name="gr108" draw:text-style-name="P17" svg:width="0.1252in" svg:height="0.1252in" svg:x="1.2638in" svg:y="0in"><text:p/><draw:enhanced-geometry svg:viewBox="0 0 21600 21600" draw:type="rectangle" draw:enhanced-path="M 0 0 L 21600 0 21600 21600 0 21600 0 0 Z N"/></draw:custom-shape><draw:custom-shape draw:style-name="gr108" draw:text-style-name="P17" svg:width="0.126in" svg:height="0.1252in" svg:x="1.4035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1.5437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1.6839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1.8244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1.9638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2.1043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2.2445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2.3846in" svg:y="0in"><text:p/><draw:enhanced-geometry svg:viewBox="0 0 21600 21600" draw:type="rectangle" draw:enhanced-path="M 0 0 L 21600 0 21600 21600 0 21600 0 0 Z N"/></draw:custom-shape><draw:custom-shape draw:style-name="gr108" draw:text-style-name="P17" svg:width="0.126in" svg:height="0.1252in" svg:x="2.5244in" svg:y="0in"><text:p/><draw:enhanced-geometry svg:viewBox="0 0 21600 21600" draw:type="rectangle" draw:enhanced-path="M 0 0 L 21600 0 21600 21600 0 21600 0 0 Z N"/></draw:custom-shape><draw:custom-shape draw:style-name="gr108" draw:text-style-name="P17" svg:width="0.1252in" svg:height="0.1252in" svg:x="2.6646in" svg:y="0in"><text:p/><draw:enhanced-geometry svg:viewBox="0 0 21600 21600" draw:type="rectangle" draw:enhanced-path="M 0 0 L 21600 0 21600 21600 0 21600 0 0 Z N"/></draw:custom-shape><draw:custom-shape draw:style-name="gr108" draw:text-style-name="P17" svg:width="0.1252in" svg:height="0.1252in" svg:x="2.8047in" svg:y="0in"><text:p/><draw:enhanced-geometry svg:viewBox="0 0 21600 21600" draw:type="rectangle" draw:enhanced-path="M 0 0 L 21600 0 21600 21600 0 21600 0 0 Z N"/></draw:custom-shape><draw:custom-shape draw:style-name="gr108" draw:text-style-name="P17" svg:width="0.1252in" svg:height="0.1252in" svg:x="2.9453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3.0846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3.2252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3.3689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3.5091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3.6484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3.789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3.9291in" svg:y="0in"><text:p/><draw:enhanced-geometry svg:viewBox="0 0 21600 21600" draw:type="rectangle" draw:enhanced-path="M 0 0 L 21600 0 21600 21600 0 21600 0 0 Z N"/></draw:custom-shape><draw:custom-shape draw:style-name="gr107" draw:text-style-name="P18" svg:width="0.126in" svg:height="0.1252in" svg:x="4.0689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4.2091in" svg:y="0in"><text:p/><draw:enhanced-geometry svg:viewBox="0 0 21600 21600" draw:type="rectangle" draw:enhanced-path="M 0 0 L 21600 0 21600 21600 0 21600 0 0 Z N"/></draw:custom-shape><draw:custom-shape draw:style-name="gr107" draw:text-style-name="P18" svg:width="0.126in" svg:height="0.1252in" svg:x="4.3484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4.489in" svg:y="0in"><text:p/><draw:enhanced-geometry svg:viewBox="0 0 21600 21600" draw:type="rectangle" draw:enhanced-path="M 0 0 L 21600 0 21600 21600 0 21600 0 0 Z N"/></draw:custom-shape><draw:custom-shape draw:style-name="gr108" draw:text-style-name="P17" svg:width="0.1252in" svg:height="0.1252in" svg:x="4.6291in" svg:y="0in"><text:p/><draw:enhanced-geometry svg:viewBox="0 0 21600 21600" draw:type="rectangle" draw:enhanced-path="M 0 0 L 21600 0 21600 21600 0 21600 0 0 Z N"/></draw:custom-shape><draw:custom-shape draw:style-name="gr108" draw:text-style-name="P17" svg:width="0.1252in" svg:height="0.1252in" svg:x="4.7689in" svg:y="0in"><text:p/><draw:enhanced-geometry svg:viewBox="0 0 21600 21600" draw:type="rectangle" draw:enhanced-path="M 0 0 L 21600 0 21600 21600 0 21600 0 0 Z N"/></draw:custom-shape><draw:custom-shape draw:style-name="gr108" draw:text-style-name="P17" svg:width="0.1252in" svg:height="0.1252in" svg:x="4.9091in" svg:y="0in"><text:p/><draw:enhanced-geometry svg:viewBox="0 0 21600 21600" draw:type="rectangle" draw:enhanced-path="M 0 0 L 21600 0 21600 21600 0 21600 0 0 Z N"/></draw:custom-shape><draw:custom-shape draw:style-name="gr108" draw:text-style-name="P17" svg:width="0.126in" svg:height="0.1252in" svg:x="5.0484in" svg:y="0in"><text:p/><draw:enhanced-geometry svg:viewBox="0 0 21600 21600" draw:type="rectangle" draw:enhanced-path="M 0 0 L 21600 0 21600 21600 0 21600 0 0 Z N"/></draw:custom-shape><draw:custom-shape draw:style-name="gr107" draw:text-style-name="P18" svg:width="0.126in" svg:height="0.1252in" svg:x="5.189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5.3291in" svg:y="0in"><text:p/><draw:enhanced-geometry svg:viewBox="0 0 21600 21600" draw:type="rectangle" draw:enhanced-path="M 0 0 L 21600 0 21600 21600 0 21600 0 0 Z N"/></draw:custom-shape><draw:custom-shape draw:style-name="gr107" draw:text-style-name="P18" svg:width="0.126in" svg:height="0.1252in" svg:x="5.4689in" svg:y="0in"><text:p/><draw:enhanced-geometry svg:viewBox="0 0 21600 21600" draw:type="rectangle" draw:enhanced-path="M 0 0 L 21600 0 21600 21600 0 21600 0 0 Z N"/></draw:custom-shape><draw:custom-shape draw:style-name="gr107" draw:text-style-name="P18" svg:width="0.126in" svg:height="0.1252in" svg:x="5.6126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5.7528in" svg:y="0in"><text:p/><draw:enhanced-geometry svg:viewBox="0 0 21600 21600" draw:type="rectangle" draw:enhanced-path="M 0 0 L 21600 0 21600 21600 0 21600 0 0 Z N"/></draw:custom-shape><draw:custom-shape draw:style-name="gr107" draw:text-style-name="P18" svg:width="0.126in" svg:height="0.1252in" svg:x="5.8925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6.0327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6.1728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6.3134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6.4528in" svg:y="0in"><text:p/><draw:enhanced-geometry svg:viewBox="0 0 21600 21600" draw:type="rectangle" draw:enhanced-path="M 0 0 L 21600 0 21600 21600 0 21600 0 0 Z N"/></draw:custom-shape><draw:custom-shape draw:style-name="gr107" draw:text-style-name="P18" svg:width="0.1252in" svg:height="0.1252in" svg:x="6.5929in" svg:y="0in"><text:p/><draw:enhanced-geometry svg:viewBox="0 0 21600 21600" draw:type="rectangle" draw:enhanced-path="M 0 0 L 21600 0 21600 21600 0 21600 0 0 Z N"/></draw:custom-shape></draw:g></text:p>
      <text:p text:style-name="P4"/>
      <text:h text:style-name="Heading_20_1" text:outline-level="1"><text:bookmark-start text:name="__RefHeading___Toc108_2991234216"/>Design<text:bookmark-end text:name="__RefHeading___Toc108_2991234216"/></text:h>
      <text:h text:style-name="Heading_20_2" text:outline-level="2">Constraints</text:h>
      <text:p text:style-name="P11">An important point of the design of the MemoryTree class is that we suppose to have the following memory properties:</text:p>
      <text:list text:style-name="L1">
        <text:list-item>
          <text:p text:style-name="P14">limited stack memory (about 1000 bytes)</text:p>
        </text:list-item>
        <text:list-item>
          <text:p text:style-name="P14">main memory (a few mega-bytes)</text:p>
        </text:list-item>
      </text:list>
      <text:p text:style-name="P11">If we suppose that an instance of the MemoryTree lives in the stack memory, we have <text:span text:style-name="T3">to be very cautious with the implementation as we will see. Actually, all the nodes of the tree are in the main memory but for navigating the tree, we need to retrieve </text:span><text:span text:style-name="T4">first </text:span><text:span text:style-name="T3">one or more nodes from the main memory to the stack, so many transfers main memory/stack memory are going to happen.</text:span></text:p>
      <text:h text:style-name="Heading_20_2" text:outline-level="2">API</text:h>
      <text:p text:style-name="P12">The end user has two ways for using the structure:</text:p>
      <text:list text:style-name="L2">
        <text:list-item>
          <text:p text:style-name="P15">Method ‘insert’: inserts a leaf in the tree. Note that the item to be added is always added as a leaf, which means that calling the ‘insert’ method may require to restructure the tree itself; since this re-reconstruction can be time costly, it can be postponed just before the end user needs to navigate the tree.</text:p>
        </text:list-item>
        <text:list-item>
          <text:p text:style-name="P15">Methods ‘begin’ / ‘end’: the class provides a way to iterate the leaves of the tree.</text:p>
        </text:list-item>
      </text:list>
      <text:p text:style-name="P13">No other public methods are required; in brief, the end user can add leaves <text:span text:style-name="T5">in</text:span>to the tree or navigate them in <text:span text:style-name="T5">their </text:span>insertion order.</text:p>
      <text:h text:style-name="Heading_20_1" text:outline-level="1"><text:bookmark-start text:name="__RefHeading___Toc110_2991234216"/>Implementation<text:bookmark-end text:name="__RefHeading___Toc110_2991234216"/></text:h>
      <text:p text:style-name="P16"/>
      <text:p text:style-name="Text_20_body"/>
      <text:p text:style-name="P7"><draw:g text:anchor-type="paragraph" draw:z-index="1" draw:name="Group object 2" draw:style-name="gr1"><draw:custom-shape draw:style-name="gr49" draw:text-style-name="P17" svg:width="0.2169in" svg:height="0.2177in" svg:x="2.1921in" svg:y="1.3213in"><text:p/><draw:enhanced-geometry svg:viewBox="0 0 21600 21600" draw:type="rectangle" draw:enhanced-path="M 0 0 L 21600 0 21600 21600 0 21600 0 0 Z N"/></draw:custom-shape><draw:custom-shape draw:style-name="gr50" draw:text-style-name="P18" svg:width="0.2177in" svg:height="0.2177in" svg:x="2.4339in" svg:y="1.3213in"><text:p/><draw:enhanced-geometry svg:viewBox="0 0 21600 21600" draw:type="rectangle" draw:enhanced-path="M 0 0 L 21600 0 21600 21600 0 21600 0 0 Z N"/></draw:custom-shape><draw:custom-shape draw:style-name="gr51" draw:text-style-name="P18" svg:width="0.2185in" svg:height="0.2177in" svg:x="2.6776in" svg:y="1.3213in"><text:p/><draw:enhanced-geometry svg:viewBox="0 0 21600 21600" draw:type="rectangle" draw:enhanced-path="M 0 0 L 21600 0 21600 21600 0 21600 0 0 Z N"/></draw:custom-shape><draw:custom-shape draw:style-name="gr52" draw:text-style-name="P17" svg:width="0.2177in" svg:height="0.2177in" svg:x="2.9272in" svg:y="1.3213in"><text:p/><draw:enhanced-geometry svg:viewBox="0 0 21600 21600" draw:type="rectangle" draw:enhanced-path="M 0 0 L 21600 0 21600 21600 0 21600 0 0 Z N"/></draw:custom-shape><draw:custom-shape draw:style-name="gr53" draw:text-style-name="P19" svg:width="1.0295in" svg:height="0.2807in" svg:x="2.1547in" svg:y="1.2866in"><text:p/><draw:enhanced-geometry svg:viewBox="0 0 21600 21600" draw:type="rectangle" draw:enhanced-path="M 0 0 L 21600 0 21600 21600 0 21600 0 0 Z N"/></draw:custom-shape><draw:custom-shape draw:style-name="gr54" draw:text-style-name="P17" svg:width="0.2177in" svg:height="0.2177in" svg:x="3.5591in" svg:y="1.3213in"><text:p/><draw:enhanced-geometry svg:viewBox="0 0 21600 21600" draw:type="rectangle" draw:enhanced-path="M 0 0 L 21600 0 21600 21600 0 21600 0 0 Z N"/></draw:custom-shape><draw:custom-shape draw:style-name="gr55" draw:text-style-name="P18" svg:width="0.2177in" svg:height="0.2177in" svg:x="3.8012in" svg:y="1.3213in"><text:p/><draw:enhanced-geometry svg:viewBox="0 0 21600 21600" draw:type="rectangle" draw:enhanced-path="M 0 0 L 21600 0 21600 21600 0 21600 0 0 Z N"/></draw:custom-shape><draw:custom-shape draw:style-name="gr56" draw:text-style-name="P18" svg:width="0.2169in" svg:height="0.2177in" svg:x="4.0449in" svg:y="1.3213in"><text:p/><draw:enhanced-geometry svg:viewBox="0 0 21600 21600" draw:type="rectangle" draw:enhanced-path="M 0 0 L 21600 0 21600 21600 0 21600 0 0 Z N"/></draw:custom-shape><draw:custom-shape draw:style-name="gr57" draw:text-style-name="P17" svg:width="0.2177in" svg:height="0.2177in" svg:x="4.2945in" svg:y="1.3213in"><text:p/><draw:enhanced-geometry svg:viewBox="0 0 21600 21600" draw:type="rectangle" draw:enhanced-path="M 0 0 L 21600 0 21600 21600 0 21600 0 0 Z N"/></draw:custom-shape><draw:custom-shape draw:style-name="gr58" draw:text-style-name="P19" svg:width="1.0303in" svg:height="0.2807in" svg:x="3.5213in" svg:y="1.2866in"><text:p/><draw:enhanced-geometry svg:viewBox="0 0 21600 21600" draw:type="rectangle" draw:enhanced-path="M 0 0 L 21600 0 21600 21600 0 21600 0 0 Z N"/></draw:custom-shape><draw:custom-shape draw:style-name="gr59" draw:text-style-name="P20" svg:width="0.2185in" svg:height="0.2169in" svg:x="0.8248in" svg:y="2.689in"><text:p/><draw:enhanced-geometry svg:viewBox="0 0 21600 21600" draw:type="rectangle" draw:enhanced-path="M 0 0 L 21600 0 21600 21600 0 21600 0 0 Z N"/></draw:custom-shape><draw:custom-shape draw:style-name="gr60" draw:text-style-name="P22" svg:width="0.2169in" svg:height="0.2169in" svg:x="1.0673in" svg:y="2.689in"><text:p text:style-name="P21"><text:span text:style-name="T6">1</text:span></text:p><draw:enhanced-geometry svg:viewBox="0 0 21600 21600" draw:type="rectangle" draw:enhanced-path="M 0 0 L 21600 0 21600 21600 0 21600 0 0 Z N"/></draw:custom-shape><draw:custom-shape draw:style-name="gr61" draw:text-style-name="P22" svg:width="0.2189in" svg:height="0.2169in" svg:x="1.3102in" svg:y="2.689in"><text:p text:style-name="P21"><text:span text:style-name="T7">2</text:span></text:p><draw:enhanced-geometry svg:viewBox="0 0 21600 21600" draw:type="rectangle" draw:enhanced-path="M 0 0 L 21600 0 21600 21600 0 21600 0 0 Z N"/></draw:custom-shape><draw:custom-shape draw:style-name="gr62" draw:text-style-name="P20" svg:width="0.2185in" svg:height="0.2169in" svg:x="1.5602in" svg:y="2.689in"><text:p/><draw:enhanced-geometry svg:viewBox="0 0 21600 21600" draw:type="rectangle" draw:enhanced-path="M 0 0 L 21600 0 21600 21600 0 21600 0 0 Z N"/></draw:custom-shape><draw:custom-shape draw:style-name="gr63" draw:text-style-name="P23" svg:width="1.0303in" svg:height="0.2807in" svg:x="0.7874in" svg:y="2.6539in"><text:p/><draw:enhanced-geometry svg:viewBox="0 0 21600 21600" draw:type="rectangle" draw:enhanced-path="M 0 0 L 21600 0 21600 21600 0 21600 0 0 Z N"/></draw:custom-shape><draw:custom-shape draw:style-name="gr64" draw:text-style-name="P20" svg:width="0.2169in" svg:height="0.2169in" svg:x="2.1921in" svg:y="2.689in"><text:p/><draw:enhanced-geometry svg:viewBox="0 0 21600 21600" draw:type="rectangle" draw:enhanced-path="M 0 0 L 21600 0 21600 21600 0 21600 0 0 Z N"/></draw:custom-shape><draw:custom-shape draw:style-name="gr65" draw:text-style-name="P22" svg:width="0.2177in" svg:height="0.2169in" svg:x="2.4339in" svg:y="2.689in"><text:p text:style-name="P21"><text:span text:style-name="T7">3</text:span></text:p><draw:enhanced-geometry svg:viewBox="0 0 21600 21600" draw:type="rectangle" draw:enhanced-path="M 0 0 L 21600 0 21600 21600 0 21600 0 0 Z N"/></draw:custom-shape><draw:custom-shape draw:style-name="gr66" draw:text-style-name="P22" svg:width="0.2185in" svg:height="0.2169in" svg:x="2.6776in" svg:y="2.689in"><text:p text:style-name="P21"><text:span text:style-name="T7">4</text:span></text:p><draw:enhanced-geometry svg:viewBox="0 0 21600 21600" draw:type="rectangle" draw:enhanced-path="M 0 0 L 21600 0 21600 21600 0 21600 0 0 Z N"/></draw:custom-shape><draw:custom-shape draw:style-name="gr67" draw:text-style-name="P20" svg:width="0.2177in" svg:height="0.2169in" svg:x="2.9272in" svg:y="2.689in"><text:p/><draw:enhanced-geometry svg:viewBox="0 0 21600 21600" draw:type="rectangle" draw:enhanced-path="M 0 0 L 21600 0 21600 21600 0 21600 0 0 Z N"/></draw:custom-shape><draw:custom-shape draw:style-name="gr68" draw:text-style-name="P23" svg:width="1.0295in" svg:height="0.2807in" svg:x="2.1547in" svg:y="2.6539in"><text:p/><draw:enhanced-geometry svg:viewBox="0 0 21600 21600" draw:type="rectangle" draw:enhanced-path="M 0 0 L 21600 0 21600 21600 0 21600 0 0 Z N"/></draw:custom-shape><draw:custom-shape draw:style-name="gr69" draw:text-style-name="P20" svg:width="0.2177in" svg:height="0.2169in" svg:x="3.5591in" svg:y="2.689in"><text:p/><draw:enhanced-geometry svg:viewBox="0 0 21600 21600" draw:type="rectangle" draw:enhanced-path="M 0 0 L 21600 0 21600 21600 0 21600 0 0 Z N"/></draw:custom-shape><draw:custom-shape draw:style-name="gr70" draw:text-style-name="P22" svg:width="0.2177in" svg:height="0.2169in" svg:x="3.8012in" svg:y="2.689in"><text:p text:style-name="P21"><text:span text:style-name="T7">5</text:span></text:p><draw:enhanced-geometry svg:viewBox="0 0 21600 21600" draw:type="rectangle" draw:enhanced-path="M 0 0 L 21600 0 21600 21600 0 21600 0 0 Z N"/></draw:custom-shape><draw:custom-shape draw:style-name="gr71" draw:text-style-name="P22" svg:width="0.2169in" svg:height="0.2169in" svg:x="4.0449in" svg:y="2.689in"><text:p text:style-name="P21"><text:span text:style-name="T7">6</text:span></text:p><draw:enhanced-geometry svg:viewBox="0 0 21600 21600" draw:type="rectangle" draw:enhanced-path="M 0 0 L 21600 0 21600 21600 0 21600 0 0 Z N"/></draw:custom-shape><draw:custom-shape draw:style-name="gr72" draw:text-style-name="P20" svg:width="0.2177in" svg:height="0.2169in" svg:x="4.2945in" svg:y="2.689in"><text:p/><draw:enhanced-geometry svg:viewBox="0 0 21600 21600" draw:type="rectangle" draw:enhanced-path="M 0 0 L 21600 0 21600 21600 0 21600 0 0 Z N"/></draw:custom-shape><draw:custom-shape draw:style-name="gr73" draw:text-style-name="P23" svg:width="1.0303in" svg:height="0.2807in" svg:x="3.5213in" svg:y="2.6539in"><text:p/><draw:enhanced-geometry svg:viewBox="0 0 21600 21600" draw:type="rectangle" draw:enhanced-path="M 0 0 L 21600 0 21600 21600 0 21600 0 0 Z N"/></draw:custom-shape><draw:custom-shape draw:style-name="gr74" draw:text-style-name="P20" svg:width="0.2169in" svg:height="0.2169in" svg:x="4.9264in" svg:y="2.689in"><text:p/><draw:enhanced-geometry svg:viewBox="0 0 21600 21600" draw:type="rectangle" draw:enhanced-path="M 0 0 L 21600 0 21600 21600 0 21600 0 0 Z N"/></draw:custom-shape><draw:custom-shape draw:style-name="gr75" draw:text-style-name="P22" svg:width="0.2169in" svg:height="0.2169in" svg:x="5.1685in" svg:y="2.689in"><text:p text:style-name="P21"><text:span text:style-name="T7">7</text:span></text:p><draw:enhanced-geometry svg:viewBox="0 0 21600 21600" draw:type="rectangle" draw:enhanced-path="M 0 0 L 21600 0 21600 21600 0 21600 0 0 Z N"/></draw:custom-shape><draw:custom-shape draw:style-name="gr76" draw:text-style-name="P22" svg:width="0.2177in" svg:height="0.2169in" svg:x="5.4118in" svg:y="2.689in"><text:p text:style-name="P21"><text:span text:style-name="T7">8</text:span></text:p><draw:enhanced-geometry svg:viewBox="0 0 21600 21600" draw:type="rectangle" draw:enhanced-path="M 0 0 L 21600 0 21600 21600 0 21600 0 0 Z N"/></draw:custom-shape><draw:custom-shape draw:style-name="gr77" draw:text-style-name="P20" svg:width="0.2169in" svg:height="0.2169in" svg:x="5.6618in" svg:y="2.689in"><text:p/><draw:enhanced-geometry svg:viewBox="0 0 21600 21600" draw:type="rectangle" draw:enhanced-path="M 0 0 L 21600 0 21600 21600 0 21600 0 0 Z N"/></draw:custom-shape><draw:custom-shape draw:style-name="gr78" draw:text-style-name="P23" svg:width="1.0303in" svg:height="0.2807in" svg:x="4.889in" svg:y="2.6539in"><text:p/><draw:enhanced-geometry svg:viewBox="0 0 21600 21600" draw:type="rectangle" draw:enhanced-path="M 0 0 L 21600 0 21600 21600 0 21600 0 0 Z N"/></draw:custom-shape><draw:line draw:style-name="gr79" draw:text-style-name="P19" svg:x1="2.5331in" svg:y1="1.6776in" svg:x2="1.4484in" svg:y2="2.5457in"><text:p/></draw:line><draw:line draw:style-name="gr80" draw:text-style-name="P19" svg:x1="2.7476in" svg:y1="1.6693in" svg:x2="2.7504in" svg:y2="2.5461in"><text:p/></draw:line><draw:line draw:style-name="gr81" draw:text-style-name="P19" svg:x1="3.9787in" svg:y1="1.661in" svg:x2="3.9815in" svg:y2="2.5378in"><text:p/></draw:line><draw:line draw:style-name="gr82" draw:text-style-name="P19" svg:x1="4.2528in" svg:y1="1.6528in" svg:x2="5.3547in" svg:y2="2.5461in"><text:p/></draw:line><draw:custom-shape draw:style-name="gr83" draw:text-style-name="P24" svg:width="0.2232in" svg:height="0.087in" svg:x="1.8783in" svg:y="2.689in"><text:p/><draw:enhanced-geometry svg:viewBox="0 0 21600 21600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4" draw:text-style-name="P24" svg:width="0.2217in" svg:height="0.0886in" svg:x="1.8791in" svg:y="2.8008in"><text:p/><draw:enhanced-geometry svg:viewBox="0 0 21600 21600" draw:mirror-vertical="false" draw:mirror-horizontal="true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5" draw:text-style-name="P25" svg:width="0.2217in" svg:height="0.0886in" svg:x="1.8799in" svg:y="2.689in"><text:p/><draw:enhanced-geometry svg:viewBox="0 0 21600 21600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6" draw:text-style-name="P25" svg:width="0.2232in" svg:height="0.087in" svg:x="1.8791in" svg:y="2.802in"><text:p/><draw:enhanced-geometry svg:viewBox="0 0 21600 21600" draw:mirror-vertical="false" draw:mirror-horizontal="true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7" draw:text-style-name="P24" svg:width="0.2232in" svg:height="0.0886in" svg:x="3.2457in" svg:y="2.689in"><text:p/><draw:enhanced-geometry svg:viewBox="0 0 21600 21600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8" draw:text-style-name="P24" svg:width="0.2232in" svg:height="0.087in" svg:x="3.2453in" svg:y="2.802in"><text:p/><draw:enhanced-geometry svg:viewBox="0 0 21600 21600" draw:mirror-vertical="false" draw:mirror-horizontal="true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9" draw:text-style-name="P25" svg:width="0.2232in" svg:height="0.087in" svg:x="3.2457in" svg:y="2.6902in"><text:p/><draw:enhanced-geometry svg:viewBox="0 0 21600 21600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0" draw:text-style-name="P25" svg:width="0.2232in" svg:height="0.0886in" svg:x="3.2465in" svg:y="2.802in"><text:p/><draw:enhanced-geometry svg:viewBox="0 0 21600 21600" draw:mirror-vertical="false" draw:mirror-horizontal="true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1" draw:text-style-name="P24" svg:width="0.2224in" svg:height="0.087in" svg:x="4.6126in" svg:y="2.6902in"><text:p/><draw:enhanced-geometry svg:viewBox="0 0 21600 21600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2" draw:text-style-name="P24" svg:width="0.224in" svg:height="0.0886in" svg:x="4.6126in" svg:y="2.802in"><text:p/><draw:enhanced-geometry svg:viewBox="0 0 21600 21600" draw:mirror-vertical="false" draw:mirror-horizontal="true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3" draw:text-style-name="P25" svg:width="0.224in" svg:height="0.0878in" svg:x="4.6126in" svg:y="2.6902in"><text:p/><draw:enhanced-geometry svg:viewBox="0 0 21600 21600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4" draw:text-style-name="P25" svg:width="0.2232in" svg:height="0.087in" svg:x="4.6134in" svg:y="2.8035in"><text:p/><draw:enhanced-geometry svg:viewBox="0 0 21600 21600" draw:mirror-vertical="false" draw:mirror-horizontal="true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style-name="gr95" draw:text-style-name="P19" svg:x1="3.3213in" svg:y1="0.4602in" svg:x2="2.8874in" svg:y2="1.111in"><text:p/></draw:line><draw:custom-shape draw:style-name="gr96" draw:text-style-name="P26" svg:width="0.2232in" svg:height="0.087in" svg:x="3.2457in" svg:y="1.3228in"><text:p/><draw:enhanced-geometry svg:viewBox="0 0 21600 21600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7" draw:text-style-name="P26" svg:width="0.2232in" svg:height="0.0886in" svg:x="3.2453in" svg:y="1.4346in"><text:p/><draw:enhanced-geometry svg:viewBox="0 0 21600 21600" draw:mirror-vertical="false" draw:mirror-horizontal="true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8" draw:text-style-name="P27" svg:width="0.2232in" svg:height="0.0886in" svg:x="3.2457in" svg:y="1.3228in"><text:p/><draw:enhanced-geometry svg:viewBox="0 0 21600 21600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9" draw:text-style-name="P27" svg:width="0.2232in" svg:height="0.0886in" svg:x="3.2465in" svg:y="1.4358in"><text:p/><draw:enhanced-geometry svg:viewBox="0 0 21600 21600" draw:mirror-vertical="false" draw:mirror-horizontal="true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style-name="gr100" draw:text-style-name="P19" svg:x1="3.4358in" svg:y1="0.4508in" svg:x2="3.8697in" svg:y2="1.1016in"><text:p/></draw:line><draw:custom-shape draw:style-name="gr101" draw:text-style-name="P17" svg:width="0.2177in" svg:height="0.2169in" svg:x="2.9138in" svg:y="0.1594in"><text:p/><draw:enhanced-geometry svg:viewBox="0 0 21600 21600" draw:type="rectangle" draw:enhanced-path="M 0 0 L 21600 0 21600 21600 0 21600 0 0 Z N"/></draw:custom-shape><draw:custom-shape draw:style-name="gr102" draw:text-style-name="P18" svg:width="0.2177in" svg:height="0.2169in" svg:x="3.1563in" svg:y="0.1594in"><text:p/><draw:enhanced-geometry svg:viewBox="0 0 21600 21600" draw:type="rectangle" draw:enhanced-path="M 0 0 L 21600 0 21600 21600 0 21600 0 0 Z N"/></draw:custom-shape><draw:custom-shape draw:style-name="gr103" draw:text-style-name="P18" svg:width="0.2177in" svg:height="0.2169in" svg:x="3.4in" svg:y="0.1594in"><text:p/><draw:enhanced-geometry svg:viewBox="0 0 21600 21600" draw:type="rectangle" draw:enhanced-path="M 0 0 L 21600 0 21600 21600 0 21600 0 0 Z N"/></draw:custom-shape><draw:custom-shape draw:style-name="gr104" draw:text-style-name="P17" svg:width="0.2177in" svg:height="0.2169in" svg:x="3.6492in" svg:y="0.1594in"><text:p/><draw:enhanced-geometry svg:viewBox="0 0 21600 21600" draw:type="rectangle" draw:enhanced-path="M 0 0 L 21600 0 21600 21600 0 21600 0 0 Z N"/></draw:custom-shape><draw:custom-shape draw:style-name="gr105" draw:text-style-name="P19" svg:width="1.0295in" svg:height="0.2803in" svg:x="2.8772in" svg:y="0.1256in"><text:p/><draw:enhanced-geometry svg:viewBox="0 0 21600 21600" draw:type="rectangle" draw:enhanced-path="M 0 0 L 21600 0 21600 21600 0 21600 0 0 Z N"/></draw:custom-shape></draw:g></text:p>
      <text:p text:style-name="P6"><draw:g text:anchor-type="paragraph" draw:z-index="2" draw:name="Group object 3" draw:style-name="gr1"><draw:custom-shape draw:style-name="gr2" draw:text-style-name="P17" svg:width="0.1252in" svg:height="0.1252in" svg:x="0.8091in" svg:y="4.3583in"><text:p/><draw:enhanced-geometry svg:viewBox="0 0 21600 21600" draw:type="rectangle" draw:enhanced-path="M 0 0 L 21600 0 21600 21600 0 21600 0 0 Z N"/></draw:custom-shape><draw:custom-shape draw:style-name="gr3" draw:text-style-name="P18" svg:width="0.1252in" svg:height="0.1252in" svg:x="0.9484in" svg:y="4.3583in"><text:p/><draw:enhanced-geometry svg:viewBox="0 0 21600 21600" draw:type="rectangle" draw:enhanced-path="M 0 0 L 21600 0 21600 21600 0 21600 0 0 Z N"/></draw:custom-shape><draw:custom-shape draw:style-name="gr4" draw:text-style-name="P18" svg:width="0.126in" svg:height="0.1252in" svg:x="1.089in" svg:y="4.3583in"><text:p/><draw:enhanced-geometry svg:viewBox="0 0 21600 21600" draw:type="rectangle" draw:enhanced-path="M 0 0 L 21600 0 21600 21600 0 21600 0 0 Z N"/></draw:custom-shape><draw:custom-shape draw:style-name="gr5" draw:text-style-name="P17" svg:width="0.1252in" svg:height="0.1252in" svg:x="1.2327in" svg:y="4.3583in"><text:p/><draw:enhanced-geometry svg:viewBox="0 0 21600 21600" draw:type="rectangle" draw:enhanced-path="M 0 0 L 21600 0 21600 21600 0 21600 0 0 Z N"/></draw:custom-shape><draw:custom-shape draw:style-name="gr6" draw:text-style-name="P19" svg:width="0.5933in" svg:height="0.1622in" svg:x="0.7874in" svg:y="4.3382in"><text:p/><draw:enhanced-geometry svg:viewBox="0 0 21600 21600" draw:type="rectangle" draw:enhanced-path="M 0 0 L 21600 0 21600 21600 0 21600 0 0 Z N"/></draw:custom-shape><draw:custom-shape draw:style-name="gr7" draw:text-style-name="P17" svg:width="0.1252in" svg:height="0.1252in" svg:x="1.5965in" svg:y="4.3583in"><text:p/><draw:enhanced-geometry svg:viewBox="0 0 21600 21600" draw:type="rectangle" draw:enhanced-path="M 0 0 L 21600 0 21600 21600 0 21600 0 0 Z N"/></draw:custom-shape><draw:custom-shape draw:style-name="gr8" draw:text-style-name="P18" svg:width="0.1252in" svg:height="0.1252in" svg:x="1.7362in" svg:y="4.3583in"><text:p/><draw:enhanced-geometry svg:viewBox="0 0 21600 21600" draw:type="rectangle" draw:enhanced-path="M 0 0 L 21600 0 21600 21600 0 21600 0 0 Z N"/></draw:custom-shape><draw:custom-shape draw:style-name="gr9" draw:text-style-name="P18" svg:width="0.1252in" svg:height="0.1252in" svg:x="1.8764in" svg:y="4.3583in"><text:p/><draw:enhanced-geometry svg:viewBox="0 0 21600 21600" draw:type="rectangle" draw:enhanced-path="M 0 0 L 21600 0 21600 21600 0 21600 0 0 Z N"/></draw:custom-shape><draw:custom-shape draw:style-name="gr10" draw:text-style-name="P17" svg:width="0.1252in" svg:height="0.1252in" svg:x="2.0201in" svg:y="4.3583in"><text:p/><draw:enhanced-geometry svg:viewBox="0 0 21600 21600" draw:type="rectangle" draw:enhanced-path="M 0 0 L 21600 0 21600 21600 0 21600 0 0 Z N"/></draw:custom-shape><draw:custom-shape draw:style-name="gr11" draw:text-style-name="P19" svg:width="0.5933in" svg:height="0.1622in" svg:x="1.5752in" svg:y="4.3382in"><text:p/><draw:enhanced-geometry svg:viewBox="0 0 21600 21600" draw:type="rectangle" draw:enhanced-path="M 0 0 L 21600 0 21600 21600 0 21600 0 0 Z N"/></draw:custom-shape><draw:custom-shape draw:style-name="gr12" draw:text-style-name="P20" svg:width="0.126in" svg:height="0.1252in" svg:x="0.0217in" svg:y="5.1457in"><text:p/><draw:enhanced-geometry svg:viewBox="0 0 21600 21600" draw:type="rectangle" draw:enhanced-path="M 0 0 L 21600 0 21600 21600 0 21600 0 0 Z N"/></draw:custom-shape><draw:custom-shape draw:style-name="gr13" draw:text-style-name="P22" svg:width="0.1252in" svg:height="0.1252in" svg:x="0.161in" svg:y="5.1457in"><text:p text:style-name="P21"><text:span text:style-name="T6">1</text:span></text:p><draw:enhanced-geometry svg:viewBox="0 0 21600 21600" draw:type="rectangle" draw:enhanced-path="M 0 0 L 21600 0 21600 21600 0 21600 0 0 Z N"/></draw:custom-shape><draw:custom-shape draw:style-name="gr14" draw:text-style-name="P22" svg:width="0.126in" svg:height="0.1252in" svg:x="0.3016in" svg:y="5.1457in"><text:p text:style-name="P21"><text:span text:style-name="T7">2</text:span></text:p><draw:enhanced-geometry svg:viewBox="0 0 21600 21600" draw:type="rectangle" draw:enhanced-path="M 0 0 L 21600 0 21600 21600 0 21600 0 0 Z N"/></draw:custom-shape><draw:custom-shape draw:style-name="gr15" draw:text-style-name="P20" svg:width="0.126in" svg:height="0.1252in" svg:x="0.4453in" svg:y="5.1457in"><text:p/><draw:enhanced-geometry svg:viewBox="0 0 21600 21600" draw:type="rectangle" draw:enhanced-path="M 0 0 L 21600 0 21600 21600 0 21600 0 0 Z N"/></draw:custom-shape><draw:custom-shape draw:style-name="gr16" draw:text-style-name="P23" svg:width="0.5933in" svg:height="0.1622in" svg:x="0in" svg:y="5.1256in"><text:p/><draw:enhanced-geometry svg:viewBox="0 0 21600 21600" draw:type="rectangle" draw:enhanced-path="M 0 0 L 21600 0 21600 21600 0 21600 0 0 Z N"/></draw:custom-shape><draw:custom-shape draw:style-name="gr17" draw:text-style-name="P20" svg:width="0.1252in" svg:height="0.1252in" svg:x="0.8091in" svg:y="5.1457in"><text:p/><draw:enhanced-geometry svg:viewBox="0 0 21600 21600" draw:type="rectangle" draw:enhanced-path="M 0 0 L 21600 0 21600 21600 0 21600 0 0 Z N"/></draw:custom-shape><draw:custom-shape draw:style-name="gr18" draw:text-style-name="P22" svg:width="0.1252in" svg:height="0.1252in" svg:x="0.9484in" svg:y="5.1457in"><text:p text:style-name="P21"><text:span text:style-name="T7">3</text:span></text:p><draw:enhanced-geometry svg:viewBox="0 0 21600 21600" draw:type="rectangle" draw:enhanced-path="M 0 0 L 21600 0 21600 21600 0 21600 0 0 Z N"/></draw:custom-shape><draw:custom-shape draw:style-name="gr19" draw:text-style-name="P22" svg:width="0.126in" svg:height="0.1252in" svg:x="1.089in" svg:y="5.1457in"><text:p text:style-name="P21"><text:span text:style-name="T7">4</text:span></text:p><draw:enhanced-geometry svg:viewBox="0 0 21600 21600" draw:type="rectangle" draw:enhanced-path="M 0 0 L 21600 0 21600 21600 0 21600 0 0 Z N"/></draw:custom-shape><draw:custom-shape draw:style-name="gr20" draw:text-style-name="P20" svg:width="0.1252in" svg:height="0.1252in" svg:x="1.2327in" svg:y="5.1457in"><text:p/><draw:enhanced-geometry svg:viewBox="0 0 21600 21600" draw:type="rectangle" draw:enhanced-path="M 0 0 L 21600 0 21600 21600 0 21600 0 0 Z N"/></draw:custom-shape><draw:custom-shape draw:style-name="gr21" draw:text-style-name="P23" svg:width="0.5933in" svg:height="0.1622in" svg:x="0.7874in" svg:y="5.1256in"><text:p/><draw:enhanced-geometry svg:viewBox="0 0 21600 21600" draw:type="rectangle" draw:enhanced-path="M 0 0 L 21600 0 21600 21600 0 21600 0 0 Z N"/></draw:custom-shape><draw:custom-shape draw:style-name="gr22" draw:text-style-name="P20" svg:width="0.1252in" svg:height="0.1252in" svg:x="1.5965in" svg:y="5.1457in"><text:p/><draw:enhanced-geometry svg:viewBox="0 0 21600 21600" draw:type="rectangle" draw:enhanced-path="M 0 0 L 21600 0 21600 21600 0 21600 0 0 Z N"/></draw:custom-shape><draw:custom-shape draw:style-name="gr23" draw:text-style-name="P22" svg:width="0.1252in" svg:height="0.1252in" svg:x="1.7362in" svg:y="5.1457in"><text:p text:style-name="P21"><text:span text:style-name="T7">5</text:span></text:p><draw:enhanced-geometry svg:viewBox="0 0 21600 21600" draw:type="rectangle" draw:enhanced-path="M 0 0 L 21600 0 21600 21600 0 21600 0 0 Z N"/></draw:custom-shape><draw:custom-shape draw:style-name="gr24" draw:text-style-name="P22" svg:width="0.1252in" svg:height="0.1252in" svg:x="1.8764in" svg:y="5.1457in"><text:p/><draw:enhanced-geometry svg:viewBox="0 0 21600 21600" draw:type="rectangle" draw:enhanced-path="M 0 0 L 21600 0 21600 21600 0 21600 0 0 Z N"/></draw:custom-shape><draw:custom-shape draw:style-name="gr25" draw:text-style-name="P20" svg:width="0.1252in" svg:height="0.1252in" svg:x="2.0201in" svg:y="5.1457in"><text:p/><draw:enhanced-geometry svg:viewBox="0 0 21600 21600" draw:type="rectangle" draw:enhanced-path="M 0 0 L 21600 0 21600 21600 0 21600 0 0 Z N"/></draw:custom-shape><draw:custom-shape draw:style-name="gr26" draw:text-style-name="P23" svg:width="0.5933in" svg:height="0.1622in" svg:x="1.5752in" svg:y="5.1256in"><text:p/><draw:enhanced-geometry svg:viewBox="0 0 21600 21600" draw:type="rectangle" draw:enhanced-path="M 0 0 L 21600 0 21600 21600 0 21600 0 0 Z N"/></draw:custom-shape><draw:line draw:style-name="gr27" draw:text-style-name="P19" svg:x1="1.0055in" svg:y1="4.5638in" svg:x2="0.3807in" svg:y2="5.0638in"><text:p/></draw:line><draw:line draw:style-name="gr28" draw:text-style-name="P19" svg:x1="1.1291in" svg:y1="4.5587in" svg:x2="1.1307in" svg:y2="5.0638in"><text:p/></draw:line><draw:line draw:style-name="gr29" draw:text-style-name="P19" svg:x1="1.8382in" svg:y1="4.5535in" svg:x2="1.8398in" svg:y2="5.0587in"><text:p/></draw:line><draw:custom-shape draw:style-name="gr30" draw:text-style-name="P24" svg:width="0.1287in" svg:height="0.0504in" svg:x="0.6283in" svg:y="5.1457in"><text:p/><draw:enhanced-geometry svg:viewBox="0 0 21600 21600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1" draw:text-style-name="P24" svg:width="0.128in" svg:height="0.0512in" svg:x="0.6291in" svg:y="5.2102in"><text:p/><draw:enhanced-geometry svg:viewBox="0 0 21600 21600" draw:mirror-vertical="false" draw:mirror-horizontal="true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2" draw:text-style-name="P25" svg:width="0.128in" svg:height="0.0512in" svg:x="0.6291in" svg:y="5.1457in"><text:p/><draw:enhanced-geometry svg:viewBox="0 0 21600 21600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3" draw:text-style-name="P25" svg:width="0.1287in" svg:height="0.0504in" svg:x="0.6283in" svg:y="5.211in"><text:p/><draw:enhanced-geometry svg:viewBox="0 0 21600 21600" draw:mirror-vertical="false" draw:mirror-horizontal="true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4" draw:text-style-name="P24" svg:width="0.1287in" svg:height="0.0512in" svg:x="1.4161in" svg:y="5.1457in"><text:p/><draw:enhanced-geometry svg:viewBox="0 0 21600 21600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5" draw:text-style-name="P24" svg:width="0.1287in" svg:height="0.0504in" svg:x="1.4154in" svg:y="5.211in"><text:p/><draw:enhanced-geometry svg:viewBox="0 0 21600 21600" draw:mirror-vertical="false" draw:mirror-horizontal="true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6" draw:text-style-name="P25" svg:width="0.1287in" svg:height="0.0504in" svg:x="1.4161in" svg:y="5.1465in"><text:p/><draw:enhanced-geometry svg:viewBox="0 0 21600 21600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7" draw:text-style-name="P25" svg:width="0.1287in" svg:height="0.0512in" svg:x="1.4161in" svg:y="5.211in"><text:p/><draw:enhanced-geometry svg:viewBox="0 0 21600 21600" draw:mirror-vertical="false" draw:mirror-horizontal="true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style-name="gr38" draw:text-style-name="P19" svg:x1="1.4594in" svg:y1="3.8622in" svg:x2="1.2094in" svg:y2="4.237in"><text:p/></draw:line><draw:custom-shape draw:style-name="gr39" draw:text-style-name="P26" svg:width="0.1287in" svg:height="0.0504in" svg:x="1.4161in" svg:y="4.3591in"><text:p/><draw:enhanced-geometry svg:viewBox="0 0 21600 21600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0" draw:text-style-name="P26" svg:width="0.1287in" svg:height="0.0512in" svg:x="1.4154in" svg:y="4.4236in"><text:p/><draw:enhanced-geometry svg:viewBox="0 0 21600 21600" draw:mirror-vertical="false" draw:mirror-horizontal="true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1" draw:text-style-name="P27" svg:width="0.1287in" svg:height="0.0512in" svg:x="1.4161in" svg:y="4.3591in"><text:p/><draw:enhanced-geometry svg:viewBox="0 0 21600 21600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2" draw:text-style-name="P27" svg:width="0.1287in" svg:height="0.0512in" svg:x="1.4161in" svg:y="4.424in"><text:p/><draw:enhanced-geometry svg:viewBox="0 0 21600 21600" draw:mirror-vertical="false" draw:mirror-horizontal="true" draw:text-areas="0 ?f0 ?f5 ?f2" draw:type="right-arrow" draw:modifiers="17306.4220183486 6195.3488372093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draw:style-name="gr43" draw:text-style-name="P19" svg:x1="1.5256in" svg:y1="3.8567in" svg:x2="1.7756in" svg:y2="4.2315in"><text:p/></draw:line><draw:custom-shape draw:style-name="gr44" draw:text-style-name="P17" svg:width="0.1252in" svg:height="0.1252in" svg:x="1.2252in" svg:y="3.6886in"><text:p/><draw:enhanced-geometry svg:viewBox="0 0 21600 21600" draw:type="rectangle" draw:enhanced-path="M 0 0 L 21600 0 21600 21600 0 21600 0 0 Z N"/></draw:custom-shape><draw:custom-shape draw:style-name="gr45" draw:text-style-name="P18" svg:width="0.1252in" svg:height="0.1252in" svg:x="1.3646in" svg:y="3.6886in"><text:p/><draw:enhanced-geometry svg:viewBox="0 0 21600 21600" draw:type="rectangle" draw:enhanced-path="M 0 0 L 21600 0 21600 21600 0 21600 0 0 Z N"/></draw:custom-shape><draw:custom-shape draw:style-name="gr46" draw:text-style-name="P18" svg:width="0.1252in" svg:height="0.1252in" svg:x="1.5047in" svg:y="3.6886in"><text:p/><draw:enhanced-geometry svg:viewBox="0 0 21600 21600" draw:type="rectangle" draw:enhanced-path="M 0 0 L 21600 0 21600 21600 0 21600 0 0 Z N"/></draw:custom-shape><draw:custom-shape draw:style-name="gr47" draw:text-style-name="P17" svg:width="0.1252in" svg:height="0.1252in" svg:x="1.6484in" svg:y="3.6886in"><text:p/><draw:enhanced-geometry svg:viewBox="0 0 21600 21600" draw:type="rectangle" draw:enhanced-path="M 0 0 L 21600 0 21600 21600 0 21600 0 0 Z N"/></draw:custom-shape><draw:custom-shape draw:style-name="gr48" draw:text-style-name="P19" svg:width="0.5933in" svg:height="0.1614in" svg:x="1.2035in" svg:y="3.6693in"><text:p/><draw:enhanced-geometry svg:viewBox="0 0 21600 21600" draw:type="rectangle" draw:enhanced-path="M 0 0 L 21600 0 21600 21600 0 21600 0 0 Z N"/></draw:custom-shape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marker draw:name="Arrowheads_20_3" draw:display-name="Arrowheads 3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Bitstream Vera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09:04:54.966757872</meta:creation-date>
    <dc:date>2024-10-15T10:15:05.901260453</dc:date>
    <meta:editing-duration>PT1H2M19S</meta:editing-duration>
    <meta:editing-cycles>17</meta:editing-cycles>
    <meta:generator>LibreOffice/7.4.7.2$Linux_X86_64 LibreOffice_project/40$Build-2</meta:generator>
    <meta:document-statistic meta:table-count="0" meta:image-count="0" meta:object-count="0" meta:page-count="3" meta:paragraph-count="21" meta:word-count="293" meta:character-count="1607" meta:non-whitespace-character-count="1344"/>
  </office:meta>
</office:document-meta>
</file>